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2.04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Function</text:p>
          </table:table-cell>
          <table:table-cell office:value-type="string">
            <text:p>Key Mapping</text:p>
          </table:table-cell>
          <table:table-cell office:value-type="string">
            <text:p>Func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lind</text:p>
          </table:table-cell>
          <table:table-cell office:value-type="string">
            <text:p>Alt Gr + b</text:p>
          </table:table-cell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string">
            <text:p>Freeze</text:p>
          </table:table-cell>
          <table:table-cell office:value-type="string">
            <text:p>Alt Gr + f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string">
            <text:p>Prvw</text:p>
          </table:table-cell>
          <table:table-cell office:value-type="string">
            <text:p>Alt Gr + p</text:p>
          </table:table-cell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Fix</text:p>
          </table:table-cell>
          <table:table-cell office:value-type="string">
            <text:p>f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Select</text:p>
          </table:table-cell>
          <table:table-cell office:value-type="string">
            <text:p>Control + s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Off</text:p>
          </table:table-cell>
          <table:table-cell office:value-type="string">
            <text:p>o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string">
            <text:p>Temp</text:p>
          </table:table-cell>
          <table:table-cell office:value-type="string">
            <text:p>Control + t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Top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string">
            <text:p>ON</text:p>
          </table:table-cell>
          <table:table-cell office:value-type="string">
            <text:p>Control + o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&lt;&lt;&lt;&lt;</text:p>
          </table:table-cell>
          <table:table-cell office:value-type="string">
            <text:p>\ (or &lt; in spanish)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string">
            <text:p>Learn</text:p>
          </table:table-cell>
          <table:table-cell office:value-type="string">
            <text:p>l (ele minuscula)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string">
            <text:p>&gt;&gt;&gt;&gt;</text:p>
          </table:table-cell>
          <table:table-cell office:value-type="string">
            <text:p>| (or &gt; in spanish)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Go-</text:p>
          </table:table-cell>
          <table:table-cell office:value-type="string">
            <text:p>Shift + 8 ( ( spanish)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string">
            <text:p>Pause</text:p>
          </table:table-cell>
          <table:table-cell office:value-type="string">
            <text:p>p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string">
            <text:p>GO+</text:p>
          </table:table-cell>
          <table:table-cell office:value-type="string">
            <text:p>Shift + 9 ( )spanish)</text:p>
          </table:table-cell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string">
            <text:p>Blackout</text:p>
          </table:table-cell>
          <table:table-cell office:value-type="string">
            <text:p>B (Shift)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 (Shift)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e</text:p>
          </table:table-cell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string">
            <text:p>Update\</text:p>
          </table:table-cell>
          <table:table-cell office:value-type="string">
            <text:p>u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Store</text:p>
          </table:table-cell>
          <table:table-cell office:value-type="string">
            <text:p>s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table:number-columns-repeated="2" office:value-type="string">
            <text:p>ESC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string">
            <text:p>OOPS</text:p>
          </table:table-cell>
          <table:table-cell office:value-type="string">
            <text:p>Backspace</text:p>
          </table:table-cell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string">
            <text:p>Clear</text:p>
          </table:table-cell>
          <table:table-cell office:value-type="string">
            <text:p>Delete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/>
          <table:table-cell office:value-type="string">
            <text:p>Assign</text:p>
          </table:table-cell>
          <table:table-cell office:value-type="string">
            <text:p>a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string">
            <text:p>Align</text:p>
          </table:table-cell>
          <table:table-cell office:value-type="string">
            <text:p>A (Shift)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h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V (Shift)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Effect</text:p>
          </table:table-cell>
          <table:table-cell office:value-type="string">
            <text:p>E (Shift)</text:p>
          </table:table-cell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string">
            <text:p>Goto</text:p>
          </table:table-cell>
          <table:table-cell office:value-type="string">
            <text:p>G (Shift)</text:p>
          </table:table-cell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string">
            <text:p>Page</text:p>
          </table:table-cell>
          <table:table-cell office:value-type="string">
            <text:p>P (Shift)</text:p>
          </table:table-cell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M (Shift)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string">
            <text:p>Preset</text:p>
          </table:table-cell>
          <table:table-cell office:value-type="string">
            <text:p>Control + p</text:p>
          </table:table-cell>
          <table:table-cell office:value-type="float" office:value="73">
            <text:p>73</text:p>
          </table:table-cell>
        </table:table-row>
        <table:table-row table:style-name="ro1">
          <table:table-cell/>
          <table:table-cell office:value-type="string">
            <text:p>Sequ</text:p>
          </table:table-cell>
          <table:table-cell office:value-type="string">
            <text:p>S (Shift)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string">
            <text:p>Cue</text:p>
          </table:table-cell>
          <table:table-cell office:value-type="string">
            <text:p>C (Shift)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Exec</text:p>
          </table:table-cell>
          <table:table-cell office:value-type="string">
            <text:p>Control E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hannel</text:p>
          </table:table-cell>
          <table:table-cell office:value-type="string">
            <text:p>Control C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string">
            <text:p>Ficutre</text:p>
          </table:table-cell>
          <table:table-cell office:value-type="string">
            <text:p>Control F</text:p>
          </table:table-cell>
          <table:table-cell office:value-type="float" office:value="84">
            <text:p>84</text:p>
          </table:table-cell>
        </table:table-row>
        <table:table-row table:style-name="ro1">
          <table:table-cell/>
          <table:table-cell office:value-type="string">
            <text:p>Group</text:p>
          </table:table-cell>
          <table:table-cell office:value-type="string">
            <text:p>Control G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table:number-columns-repeated="2" office:value-type="string">
            <text:p>+</text:p>
          </table:table-cell>
          <table:table-cell office:value-type="float" office:value="97">
            <text:p>97</text:p>
          </table:table-cell>
        </table:table-row>
        <table:table-row table:style-name="ro1">
          <table:table-cell/>
          <table:table-cell office:value-type="string">
            <text:p>Thru</text:p>
          </table:table-cell>
          <table:table-cell office:value-type="string">
            <text:p>/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table:number-columns-repeated="2" office:value-type="string">
            <text:p>-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AT</text:p>
          </table:table-cell>
          <table:table-cell office:value-type="string">
            <text:p>*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IF</text:p>
          </table:table-cell>
          <table:table-cell office:value-type="string">
            <text:p>i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/>
          <table:table-cell office:value-type="string">
            <text:p>.</text:p>
          </table:table-cell>
          <table:table-cell office:value-type="string">
            <text:p>. (not the one on the numbpad)</text:p>
          </table:table-cell>
          <table:table-cell office:value-type="float" office:value="99">
            <text:p>99</text:p>
          </table:table-cell>
        </table:table-row>
        <table:table-row table:style-name="ro1">
          <table:table-cell/>
          <table:table-cell office:value-type="string">
            <text:p>DELETE</text:p>
          </table:table-cell>
          <table:table-cell office:value-type="string">
            <text:p>d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COPY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MOVE</text:p>
          </table:table-cell>
          <table:table-cell office:value-type="string">
            <text:p>m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string">
            <text:p>FULL</text:p>
          </table:table-cell>
          <table:table-cell office:value-type="string">
            <text:p>F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HIGH</text:p>
          </table:table-cell>
          <table:table-cell office:value-type="string">
            <text:p>F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/>
          <table:table-cell office:value-type="string">
            <text:p>SOLO</text:p>
          </table:table-cell>
          <table:table-cell office:value-type="string">
            <text:p>F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/>
          <table:table-cell office:value-type="string">
            <text:p>UP </text:p>
          </table:table-cell>
          <table:table-cell office:value-type="string">
            <text:p>(up)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/>
          <table:table-cell office:value-type="string">
            <text:p>PREV</text:p>
          </table:table-cell>
          <table:table-cell office:value-type="string">
            <text:p>(left)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/>
          <table:table-cell office:value-type="string">
            <text:p>SET</text:p>
          </table:table-cell>
          <table:table-cell office:value-type="string">
            <text:p>F1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/>
          <table:table-cell office:value-type="string">
            <text:p>NEXT</text:p>
          </table:table-cell>
          <table:table-cell office:value-type="string">
            <text:p>(right)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/>
          <table:table-cell office:value-type="string">
            <text:p>DOWN</text:p>
          </table:table-cell>
          <table:table-cell office:value-type="string">
            <text:p>(dowm)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PLEASE</text:p>
          </table:table-cell>
          <table:table-cell office:value-type="string">
            <text:p>(enter)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MA </text:p>
          </table:table-cell>
          <table:table-cell office:value-type="string">
            <text:p>! (shift 1 in spanish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ckup</text:p>
          </table:table-cell>
          <table:table-cell office:value-type="string">
            <text:p>F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/>
          <table:table-cell office:value-type="string">
            <text:p>Setup</text:p>
          </table:table-cell>
          <table:table-cell office:value-type="string">
            <text:p>F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/>
          <table:table-cell office:value-type="string">
            <text:p>Tools</text:p>
          </table:table-cell>
          <table:table-cell office:value-type="string">
            <text:p>F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--------------------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executor0</text:p>
          </table:table-cell>
          <table:table-cell/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executor1</text:p>
          </table:table-cell>
          <table:table-cell/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executor2</text:p>
          </table:table-cell>
          <table:table-cell/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executor3</text:p>
          </table:table-cell>
          <table:table-cell/>
          <table:table-cell office:value-type="float" office:value="81">
            <text:p>81</text:p>
          </table:table-cell>
        </table:table-row>
        <table:table-row table:style-name="ro1">
          <table:table-cell/>
          <table:table-cell office:value-type="string">
            <text:p>fader</text:p>
          </table:table-cell>
          <table:table-cell/>
          <table:table-cell office:value-type="float" office:value="82">
            <text:p>8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87">
            <text:p>8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91">
            <text:p>9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92">
            <text:p>9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93">
            <text:p>9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94">
            <text:p>9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95">
            <text:p>9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Mouse</text:p>
          </table:table-cell>
          <table:table-cell/>
          <table:table-cell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LBTN</text:p>
          </table:table-cell>
          <table:table-cell/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MBTN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string">
            <text:p>RBTN</text:p>
          </table:table-cell>
          <table:table-cell/>
          <table:table-cell office:value-type="float" office:value="116">
            <text:p>116</text:p>
          </table:table-cell>
        </table:table-row>
        <table:table-row table:style-name="ro1">
          <table:table-cell/>
          <table:table-cell office:value-type="string">
            <text:p>Encoder (Clear Screen)</text:p>
          </table:table-cell>
          <table:table-cell office:value-type="string">
            <text:p>F4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string">
            <text:p>V1</text:p>
          </table:table-cell>
          <table:table-cell/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V2</text:p>
          </table:table-cell>
          <table:table-cell/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V3</text:p>
          </table:table-cell>
          <table:table-cell/>
          <table:table-cell office:value-type="float" office:value="123">
            <text:p>123</text:p>
          </table:table-cell>
        </table:table-row>
        <table:table-row table:style-name="ro1">
          <table:table-cell/>
          <table:table-cell office:value-type="string">
            <text:p>V4</text:p>
          </table:table-cell>
          <table:table-cell/>
          <table:table-cell office:value-type="float" office:value="124">
            <text:p>124</text:p>
          </table:table-cell>
        </table:table-row>
        <table:table-row table:style-name="ro1">
          <table:table-cell/>
          <table:table-cell office:value-type="string">
            <text:p>V5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/>
          <table:table-cell office:value-type="string">
            <text:p>V6</text:p>
          </table:table-cell>
          <table:table-cell/>
          <table:table-cell office:value-type="float" office:value="126">
            <text:p>126</text:p>
          </table:table-cell>
        </table:table-row>
        <table:table-row table:style-name="ro1">
          <table:table-cell/>
          <table:table-cell office:value-type="string">
            <text:p>V7</text:p>
          </table:table-cell>
          <table:table-cell/>
          <table:table-cell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V8</text:p>
          </table:table-cell>
          <table:table-cell/>
          <table:table-cell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V9</text:p>
          </table:table-cell>
          <table:table-cell/>
          <table:table-cell office:value-type="float" office:value="129">
            <text:p>129</text:p>
          </table:table-cell>
        </table:table-row>
        <table:table-row table:style-name="ro1">
          <table:table-cell/>
          <table:table-cell office:value-type="string">
            <text:p>V10</text:p>
          </table:table-cell>
          <table:table-cell/>
          <table:table-cell office:value-type="float" office:value="130">
            <text:p>1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1</text:p>
          </table:table-cell>
          <table:table-cell/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string">
            <text:p>U2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U3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U4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User1</text:p>
          </table:table-cell>
          <table:table-cell office:value-type="string">
            <text:p>F9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User2</text:p>
          </table:table-cell>
          <table:table-cell office:value-type="string">
            <text:p>F1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Background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F1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/>
          <table:table-cell office:value-type="string">
            <text:p>Print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X1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X2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X3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X4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X5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X6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X7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X8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X9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X10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X11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X12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X13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X14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X15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X16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X17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X18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X19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X20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Exec Fader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age Channel UP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age Channel DOWN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Page Fader UP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age Fader DOWN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Page Button UP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age Button DOWN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ef pause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def go minus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def go plus</text:p>
          </table:table-cell>
          <table:table-cell/>
          <table:table-cell office:value-type="float" office:value="12">
            <text:p>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1/13/2014</text:date>, <text:time>17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26M3S</meta:editing-duration>
    <meta:editing-cycles>7</meta:editing-cycles>
    <meta:generator>OpenOffice.org/3.3$Win32 OpenOffice.org_project/330m20$Build-9567</meta:generator>
    <dc:date>2014-01-13T17:28:15.25</dc:date>
    <meta:document-statistic meta:table-count="3" meta:cell-count="326" meta:object-count="0"/>
    <meta:user-defined meta:name="Info 1"/>
    <meta:user-defined meta:name="Info 2"/>
    <meta:user-defined meta:name="Info 3"/>
    <meta:user-defined meta:name="Info 4"/>
  </office:meta>
</office:document-meta>
</file>